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21e25" officeooo:paragraph-rsid="00121e25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1e3274"/>
    </style:style>
    <style:style style:name="P4" style:family="paragraph" style:parent-style-name="Heading_20_1">
      <style:text-properties officeooo:rsid="001c80e7" officeooo:paragraph-rsid="001c80e7"/>
    </style:style>
    <style:style style:name="T1" style:family="text">
      <style:text-properties officeooo:rsid="003908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Introdução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21e25" officeooo:paragraph-rsid="00121e25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39082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Aula 0<text:span text:style-name="MT1">4 – Introdução a Java</text:span></text:p>
      </style:header>
      <style:footer>
        <text:p text:style-name="MP2"><text:date style:data-style-name="N79" text:date-value="2019-10-24T15:38:23.875155164" text:fixed="true">quinta-feira, 24 de outubro de 2019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5:51:16.256700917</meta:creation-date>
    <dc:date>2019-10-24T15:38:32.509498093</dc:date>
    <meta:editing-duration>PT1H59M31S</meta:editing-duration>
    <meta:editing-cycles>43</meta:editing-cycles>
    <meta:generator>LibreOffice/6.1.5.2$Linux_X86_64 LibreOffice_project/10$Build-2</meta:generator>
    <meta:document-statistic meta:table-count="0" meta:image-count="0" meta:object-count="0" meta:page-count="1" meta:paragraph-count="3" meta:word-count="12" meta:character-count="72" meta:non-whitespace-character-count="62"/>
  </office:meta>
</office:document-meta>
</file>